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30000008D0A79701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bold" style:font-weight-asian="bold" style:font-weight-complex="bold"/>
    </style:style>
    <style:style style:name="P10" style:family="paragraph" style:parent-style-name="Standard">
      <style:paragraph-properties fo:text-align="start" style:justify-single-word="false" fo:break-before="page"/>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style:font-weight-asian="normal" style:font-weight-complex="normal"/>
    </style:style>
    <style:style style:name="P13" style:family="paragraph" style:parent-style-name="Standard" style:list-style-name="L1">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list-style-name="L1">
      <style:paragraph-properties fo:text-align="start" style:justify-single-word="false"/>
      <style:text-properties fo:font-weight="bold" style:font-weight-asian="bold" style:font-weight-complex="bold"/>
    </style:style>
    <style:style style:name="P16"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T1" style:family="text">
      <style:text-properties fo:font-size="28pt" fo:font-weight="normal" style:font-size-asian="28pt" style:font-weight-asian="normal" style:font-size-complex="28pt" style:font-weight-complex="normal"/>
    </style:style>
    <style:style style:name="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T4" style:family="text">
      <style:text-properties style:font-name="Times New Roman1" style:font-name-asian="Droid Sans Fallback" style:font-name-complex="Times New Roman1"/>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style:font-weight-asian="bold" style:font-weight-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002-XXX</text:p>
      <text:p text:style-name="P3">Software Development on Linux Systems</text:p>
      <text:p text:style-name="P3">Lab 10 – Apache and Django</text:p>
      <text:p text:style-name="P3"/>
      <text:p text:style-name="P3">Name: ______________________________________ <text:s text:c="5"/>Section: _____________</text:p>
      <text:p text:style-name="P4"><text:line-break/></text:p>
      <text:p text:style-name="P4"><text:tab/><text:span text:style-name="T5">In this lab you will be installing and configuring Apache for a web services. This will be a <text:tab/>Linux Apache MySQL Python setup. For this lab we will be using the Django framework. <text:tab/>Though we will be using Django, it is good to note that the same results could be achieved <text:tab/>using other frameworks.</text:span></text:p>
      <text:p text:style-name="P4"><text:line-break/><text:tab/>Note: This lab may be completed using Ubuntu or Fedora<text:line-break/></text:p>
      <text:p text:style-name="P5"><text:span text:style-name="T6"><text:tab/>Activity – <text:s/>Installing Apache<text:line-break/><text:line-break/><text:tab/></text:span><text:span text:style-name="T5">Apache is an extremely popular open source web server software. Apache is setup using <text:tab/>many configuration files.<text:line-break/><text:line-break/><text:tab/>These are the main configuration files:<text:line-break/><text:tab/> - apache2.conf which is the main Apache file containing all of the global settings.<text:line-break/><text:tab/> - httpd.conf which is one of the main Apache configuration file and contains all of the global <text:tab/> <text:s/><text:tab/> <text:s text:c="3"/>user specific settings for Apache.<text:line-break/><text:tab/> - ports.conf which is a configuration file that controls which ports Apache is using/listening to<text:line-break/><text:tab/><text:line-break/><text:tab/></text:span><text:span text:style-name="T8"> *The above was derived from </text:span><text:a xlink:type="simple" xlink:href="https://help.ubuntu.com/11.04/serverguide/C/httpd.html"><text:span text:style-name="T8">https://help.ubuntu.com/11.04/serverguide/C/httpd.html</text:span></text:a><text:span text:style-name="T8"> </text:span><text:span text:style-name="T6"><text:line-break/><text:line-break/><text:tab/></text:span><text:span text:style-name="T5">1) Using the installation method of your choice install Apache</text:span></text:p>
      <text:p text:style-name="P6"><text:tab/> <text:s text:c="4"/>These are the package names:<text:line-break/><text:line-break/><text:tab/> <text:s text:c="5"/>Ubuntu: libapache2-mod-python</text:p>
      <text:p text:style-name="P6"><text:tab/><text:tab/> <text:s text:c="7"/>apache2</text:p>
      <text:p text:style-name="P6"><text:tab/><text:tab/> <text:s text:c="7"/>python-django</text:p>
      <text:p text:style-name="P6"><text:tab/><text:tab/> <text:s text:c="7"/>python-mysqldb</text:p>
      <text:p text:style-name="P6"><text:line-break/><text:tab/> <text:s text:c="5"/>Fedora: mod_python</text:p>
      <text:p text:style-name="P6"><text:tab/><text:tab/> <text:s text:c="7"/>httpd</text:p>
      <text:p text:style-name="P6"><text:tab/><text:tab/> <text:s text:c="7"/><text:span text:style-name="T10">D</text:span>jango</text:p>
      <text:p text:style-name="P6"><text:tab/><text:tab/> <text:s/><text:span text:style-name="T11"><text:s text:c="5"/></text:span><text:span text:style-name="T12"><text:s/></text:span><text:span text:style-name="T10">M</text:span>y<text:span text:style-name="T10">SQL</text:span>-python<text:line-break/></text:p>
      <text:p text:style-name="P6"/>
      <text:p text:style-name="P5"><text:span text:style-name="T5"><text:line-break/></text:span><text:soft-page-break/><text:span text:style-name="T5"><text:tab/>2) Now that Apache is installed you need to start it<text:line-break/><text:tab/> <text:s text:c="4"/>Ubuntu:<text:line-break/><text:tab/> <text:s text:c="5"/>In terminal type “sudo /etc/init.d/apache2 restart”<text:line-break/><text:line-break/><text:tab/> <text:s text:c="4"/>Fedora:<text:line-break/><text:tab/> <text:s text:c="5"/>In terminal type “su -”<text:line-break/><text:tab/><text:tab/> <text:s text:c="20"/>“/etc/init.d/apache2 restart”<text:line-break/><text:line-break/><text:tab/>3) cd to /etc/apache2/sites-available<text:line-break/></text:span></text:p>
      <text:p text:style-name="P5"><text:span text:style-name="T5"><text:tab/>4) ls the files in /etc/apache2/sites-available<text:line-break/><text:tab/> <text:s text:c="4"/>These are the configuration files for each individual site. Currently, the default file points to <text:tab/> <text:tab/> <text:s text:c="5"/>a default testing web directory for Apache. When this is enabled, that directory will be <text:tab/><text:tab/> <text:s text:c="5"/>available in a browser.<text:line-break/><text:line-break/><text:tab/>5) Make a copy of the config file named “default” with the name “new-site” in the same folder<text:line-break/><text:line-break/><text:tab/>6) To enable the site type “a2ensite default”. You will need to use sudo on Ubuntu or su on <text:tab/> <text:tab/> <text:s text:c="4"/>Fedora. (a2ensite stands for apache 2 enable site)<text:line-break/><text:line-break/><text:tab/> 7) After you enable the site, you will have to reload apache<text:line-break/><text:line-break/><text:tab/> <text:s text:c="5"/>As root (sudo <text:s/>or <text:s/>su - ) run the following to reload apache<text:line-break/><text:tab/> <text:s text:c="5"/><text:line-break/><text:tab/> <text:s text:c="4"/>/etc/init</text:span><text:span text:style-name="T6">.</text:span><text:span text:style-name="T5">d/apache2 <text:s/>reload<text:line-break/><text:line-break/><text:tab/> 8) Open a web browser on the local machine and go to </text:span><text:a xlink:type="simple" xlink:href="http://localhost/"><text:span text:style-name="T5">http://localhost</text:span></text:a><text:span text:style-name="T5"><text:line-break/><text:tab/> <text:s text:c="5"/>It should say “It works!” on the page<text:line-break/><text:line-break/><text:tab/> 9) Now we will load the site configuration you just made as “new-site”<text:line-break/><text:tab/> <text:s text:c="5"/>As root type “a2dissite default”</text:span></text:p>
      <text:p text:style-name="P5"><text:span text:style-name="T5"><text:line-break/><text:tab/> <text:s text:c="5"/>(a2dissite stands for apache 2 disable site)<text:line-break/><text:line-break/><text:tab/>10) Reload apache with “/etc/init</text:span><text:span text:style-name="T6">.</text:span><text:span text:style-name="T5">d/apache2 reload”<text:line-break/><text:line-break/><text:tab/>11) Now in a web browser go to “</text:span><text:a xlink:type="simple" xlink:href="http://localhost/"><text:span text:style-name="T5">http://localhost</text:span></text:a><text:span text:style-name="T5"> <text:line-break/><text:tab/> <text:s text:c="5"/>It should say “Not Found”<text:line-break/><text:line-break/><text:tab/>12) Now enable your site “new-site”<text:line-break/><text:tab/> <text:s text:c="5"/>As root type “a2ensite new-site” <text:line-break/><text:tab/> <text:s text:c="6"/><text:line-break/></text:span><text:soft-page-break/><text:span text:style-name="T5"><text:tab/>13) Reload apache with “etc/init</text:span><text:span text:style-name="T6">.</text:span><text:span text:style-name="T5">d/apache2 reload”<text:line-break/></text:span></text:p>
      <text:p text:style-name="P5"><text:span text:style-name="T5"><text:tab/>14) Now in a web browser go to “</text:span><text:a xlink:type="simple" xlink:href="http://localhost/"><text:span text:style-name="T5">http://localhost</text:span></text:a><text:span text:style-name="T5"> <text:line-break/><text:tab/> <text:s text:c="5"/>It should say “It Works!”</text:span></text:p>
      <text:p text:style-name="P7"><text:tab/><text:line-break/><text:line-break/><text:span text:style-name="T6">Instructor/TA <text:s/>Sign-Off _______________________________</text:span></text:p>
      <text:p text:style-name="P3"/>
      <text:p text:style-name="P3"/>
      <text:p text:style-name="P3"/>
      <text:p text:style-name="P3"/>
      <text:p text:style-name="P6"><text:span text:style-name="T6">Activity – <text:s/>Installing Apache with SSL<text:line-break/><text:line-break/><text:tab/></text:span>To use Apache with SSL you need a certificate. This is a multiple step process. You will need a <text:tab/>private and public key pair, a certificate signing request (CSR) and a certificate. The CSR is the <text:tab/>file that you would send to a web Certificate Authority (CA). <text:s/><text:line-break/><text:line-break/><text:tab/>In this lab, we will be self-signing, in which case we will not send the CSR to a CA. However, <text:tab/>this also means that browsers will indicate this is a self-signed certificate that the user will have <text:tab/>to verify. <text:span text:style-name="T6"><text:line-break/><text:line-break/><text:tab/></text:span>1) <text:s/>Openssl is a library for using transport layer security. This is what is used to generate a <text:tab/><text:tab/> <text:s text:c="4"/>secure certificate for use with websites. Open SSL has a variety of parameters for encryption.<text:line-break/><text:line-break/><text:tab/> <text:s text:c="4"/>a) In your home folder in terminal type “openssl genrsa -des3 -out mySite.key 2048”<text:line-break/><text:line-break/><text:tab/> <text:s text:c="4"/>b) Type in a password <text:span text:style-name="T10">YOU MUST REMEMBER!</text:span><text:line-break/><text:line-break/><text:tab/></text:p>
      <text:p text:style-name="P6"><text:tab/> <text:s text:c="3"/>[<text:span text:style-name="T6">Breakdown of the command=======================================</text:span>]<text:line-break/><text:tab/><text:tab/>genrsa means to generate public/private RSA key pair. <text:line-break/><text:tab/><text:tab/>Des3 is the flag for using Triple Des encryption. <text:line-break/><text:tab/><text:tab/>Out is the flag for signifying the file name you want to use for the key. </text:p>
      <text:p text:style-name="P6"><text:tab/><text:tab/>mySite.key is the filename you want the key to be called</text:p>
      <text:p text:style-name="P6"><text:tab/><text:tab/>2048 is the number of bits to use for the key; the more the more secure. <text:line-break/><text:tab/> <text:s text:c="4"/>[============================================================ ]<text:line-break/><text:line-break/><text:tab/> <text:s text:c="3"/>This will output an RSA key called mySite.key in your home folder<text:line-break/></text:p>
      <text:p text:style-name="P6"/>
      <text:p text:style-name="P6"/>
      <text:p text:style-name="P6"><text:line-break/><text:soft-page-break/><text:tab/>2) Now that you have a private key, you will need to do the CSR. This is the file that you <text:tab/> <text:tab/> <text:s text:c="4"/>would send to a certificate authority for a real site. We will not be sending this file to a CA.</text:p>
      <text:p text:style-name="P6"/>
      <text:p text:style-name="P6"><text:tab/> <text:s text:c="4"/>a) In your home directory type “openssl req -new -key mySite.key <text:s/>-out <text:s/>mySite.csr”</text:p>
      <text:p text:style-name="P6"/>
      <text:p text:style-name="P6"/>
      <text:p text:style-name="P6"><text:tab/> <text:s text:c="3"/>[<text:span text:style-name="T6">Breakdown of the command=======================================</text:span>]<text:line-break/><text:tab/><text:tab/>req means to request the CSR<text:line-break/><text:tab/><text:tab/>new means a new request</text:p>
      <text:p text:style-name="P6"><text:tab/><text:tab/>key means you are providing the public key<text:line-break/><text:tab/><text:tab/>out is the flag for signifying the file name you want for the CSR</text:p>
      <text:p text:style-name="P6"><text:tab/> <text:s text:c="4"/>[============================================================ ]</text:p>
      <text:p text:style-name="P5"/>
      <text:p text:style-name="P6"/>
      <text:p text:style-name="P6"><text:tab/> <text:s text:c="4"/>b) <text:s/>Enter the country code “US”<text:line-break/><text:line-break/><text:tab/> <text:s text:c="4"/>c) <text:s/>Enter the state name “New York”<text:line-break/><text:line-break/><text:tab/> <text:s text:c="4"/>d) Enter the locality “Rochester”<text:line-break/><text:line-break/><text:tab/> <text:s text:c="4"/>e) Enter the organization “MyCompany”<text:line-break/><text:line-break/><text:tab/> <text:s text:c="4"/>d) Enter the organizational unit name “<text:span text:style-name="T13">.</text:span>”<text:tab/><text:tab/>[that's a period] <text:line-break/><text:line-break/><text:tab/> <text:s text:c="4"/>e) Enter the common name “localhost”<text:line-break/><text:line-break/><text:tab/> <text:s text:c="4"/>f) Enter your email address<text:line-break/><text:line-break/><text:tab/> <text:s text:c="3"/>g) Enter a <text:span text:style-name="T10">DIFFERENT PASSWORD YOU MUST REMEMBER</text:span><text:span text:style-name="T9"><text:line-break/><text:line-break/></text:span><text:span text:style-name="T11"><text:tab/> <text:s text:c="3"/>h) Leave optional company name blank and hit enter<text:line-break/><text:line-break/><text:tab/> <text:s text:c="8"/>You should now have a file called mySite.csr <text:line-break/><text:line-break/><text:tab/>3) Now that you have the CSR, you will create the certificate <text:line-break/><text:tab/> <text:s text:c="3"/><text:line-break/><text:tab/> <text:s text:c="3"/>a) In your home directory type <text:line-break/><text:tab/> <text:s text:c="7"/>“openssl x509 -req -days 365 -in mySite.csr -signkey mySite.key -out mySite.pem”<text:line-break/><text:line-break/><text:tab/> <text:s text:c="3"/>b) Enter the password for the key from step 1 of this activity <text:line-break/><text:line-break/> <text:s text:c="20"/>You should now have a certificate named mySite.pem in your home folder<text:line-break/></text:span><text:soft-page-break/><text:span text:style-name="T11"><text:tab/><text:line-break/><text:line-break/><text:tab/> <text:s text:c="3"/>[</text:span><text:span text:style-name="T12">Breakdown of the command=======================================</text:span><text:span text:style-name="T11">]<text:line-break/><text:tab/><text:tab/>x509 is a flag for the certificate data type x509<text:line-break/><text:tab/><text:tab/>req is the flag for requesting a new x509 certificate</text:span></text:p>
      <text:p text:style-name="P6"><text:tab/><text:tab/>days is the flag for the number of days the certificate will last<text:line-break/><text:tab/><text:tab/>365 is the value for the days flag so that the certificate lasts 365 days<text:line-break/><text:tab/><text:tab/>in is the flag for the csr file <text:line-break/><text:tab/><text:tab/>mySite.csr is the csr file you created in the previous step<text:line-break/><text:tab/><text:tab/>signkey is the flag to give your public key<text:line-break/><text:tab/><text:tab/>mySite.key is the key generated in step 1 of this activity<text:line-break/><text:tab/><text:tab/>out is the flag for the filename you want the certificate to be called<text:line-break/><text:tab/><text:tab/>mySite.pem is the provided filename for the out flag to name the certificate</text:p>
      <text:p text:style-name="P6"><text:tab/> <text:s text:c="4"/>[============================================================ ]</text:p>
      <text:p text:style-name="P5"/>
      <text:p text:style-name="P8"><text:tab/> <text:s text:c="3"/></text:p>
      <text:p text:style-name="P8"><text:tab/>4) Now we need to install the new certificate and encryption key<text:line-break/><text:line-break/><text:tab/> <text:s text:c="3"/>a) Copy the mySite.pem file to folder /etc/ssl/certs/<text:line-break/><text:line-break/><text:tab/> <text:s text:c="3"/>b) Copy the mySite.key file folder /etc/ssl/private/<text:line-break/><text:line-break/><text:line-break/><text:tab/>5) Now enable SSL security on Apache with the command<text:line-break/><text:line-break/><text:tab/> <text:s text:c="4"/>“a2enmod ssl”<text:line-break/><text:line-break/><text:tab/>6) You now need to create a file for the ssl site. <text:line-break/><text:line-break/><text:tab/> <text:s text:c="4"/>a) cd to /etc/apache2/sites-available/<text:line-break/><text:line-break/><text:tab/> <text:s text:c="4"/>b) Make a copy of the file “default-ssl” called “mySite-ssl” in the same folder<text:line-break/><text:line-break/><text:tab/> <text:s text:c="4"/>c) Open the file mySite-ssl in an editor (suggested vi [vim] or gedit)<text:line-break/></text:p>
      <text:p text:style-name="P6"><text:span text:style-name="T11"><text:line-break/><text:line-break/><text:line-break/><text:line-break/><text:line-break/><text:line-break/><text:line-break/></text:span><text:soft-page-break/><text:span text:style-name="T11"><text:tab/> <text:s text:c="4"/>d) Find the lines <text:line-break/><text:line-break/><text:tab/><text:tab/>“SSLCertificateFile<text:tab/><text:tab/>/etc/ssl/certs/ssl-cert-snakeoil.pem”<text:line-break/><text:tab/><text:tab/>“SSLCertificateKeyFile<text:tab/>/etc/ssl/private/ssl-cert-snakeoil.key”<text:line-break/><text:line-break/><text:tab/> <text:s text:c="8"/>and replace them with<text:line-break/><text:line-break/><text:tab/><text:tab/>“SSLCertificateFile<text:tab/><text:tab/>/etc/ssl/certs/mySite.pem”<text:line-break/><text:tab/><text:tab/>“SSLCertificateKeyFile<text:tab/>/etc/ssl/private/mySite.key”<text:line-break/><text:line-break/><text:tab/> <text:s text:c="4"/>e) Save the file <text:line-break/><text:tab/> <text:s text:c="8"/>(Hint: If it doesn't save or you are unable to edit it, you did not open the file as root”)<text:line-break/><text:line-break/><text:tab/>7) Using a2ensite from the previous activity, enable “mySite-ssl”<text:line-break/><text:line-break/><text:tab/>8) Now you must </text:span><text:span text:style-name="T12">restart apache NOT reload</text:span><text:span text:style-name="T11"><text:line-break/><text:line-break/><text:tab/> <text:s text:c="3"/>a) With root permissions run <text:s/>“/etc/init.d/apache2 restart” </text:span></text:p>
      <text:p text:style-name="P6"><text:span text:style-name="T11"><text:tab/><text:line-break/><text:tab/> <text:s text:c="3"/>b) Type in the password for your </text:span><text:span text:style-name="T12">key</text:span><text:span text:style-name="T11"> in step 1 of this activity <text:line-break/><text:line-break/><text:tab/>9) Testing the https connection<text:line-break/><text:line-break/><text:tab/> <text:s text:c="3"/>a) Open a web browser and go to </text:span><text:a xlink:type="simple" xlink:href="https://localhost/"><text:span text:style-name="T9">https://localhost</text:span></text:a><text:span text:style-name="T11"><text:line-break/><text:line-break/><text:tab/> <text:s text:c="7"/>It should indicate that the connection is untrusted and that it could not verity the identity of <text:tab/> <text:s text:c="7"/>the server. This is because none of the certificate authorities have your CSR so they can't <text:tab/> <text:tab/> <text:s text:c="7"/>verify it.<text:line-break/><text:line-break/><text:tab/> <text:s text:c="3"/>b) Choose to add the exception / proceed<text:line-break/></text:span><text:span text:style-name="T11"><text:line-break/><text:tab/> <text:s text:c="3"/>c) Now when you go to </text:span><text:a xlink:type="simple" xlink:href="https://localhost/"><text:span text:style-name="T9">https://localhost</text:span></text:a><text:span text:style-name="T11"> you should see <text:s/>“It Works!”</text:span></text:p>
      <text:p text:style-name="P8"><text:tab/></text:p>
      <text:p text:style-name="P8"/>
      <text:p text:style-name="P8"/>
      <text:p text:style-name="P8"/>
      <text:p text:style-name="P6"><text:span text:style-name="T11"><text:tab/><text:tab/></text:span><text:span text:style-name="T12">Instructor/TA Sign-off_______________________________</text:span></text:p>
      <text:p text:style-name="P6"/>
      <text:p text:style-name="P10"><text:tab/><text:span text:style-name="T6">Activity – Apache &amp; Django</text:span></text:p>
      <text:p text:style-name="P4"/>
      <text:p text:style-name="P6"><text:span text:style-name="T6"><text:tab/> </text:span>In this activity you will make a MySQL user for Django and Apache</text:p>
      <text:p text:style-name="P6"/>
      <text:list xml:id="list1395450215" text:style-name="L1">
        <text:list-item>
          <text:list>
            <text:list-item>
              <text:list>
                <text:list-item>
                  <text:p text:style-name="P11">Download the messageboard files zip from mycourses<text:line-break/></text:p>
                </text:list-item>
                <text:list-item>
                  <text:p text:style-name="P11">Open terminal and login to mysql</text:p>
                  <text:p text:style-name="P11"/>
                </text:list-item>
                <text:list-item>
                  <text:p text:style-name="P11">Create a MySQL user called “django” with the password <text:s/>“dblab”<text:line-break/><text:span text:style-name="T6">You may change the password if you would like</text:span></text:p>
                </text:list-item>
              </text:list>
            </text:list-item>
          </text:list>
        </text:list-item>
      </text:list>
      <text:p text:style-name="P6"/>
      <text:list xml:id="list1453380837" text:continue-numbering="true" text:style-name="L1">
        <text:list-item>
          <text:list>
            <text:list-item>
              <text:list>
                <text:list-item>
                  <text:p text:style-name="P11">Now create a database called django </text:p>
                  <text:p text:style-name="P11"/>
                </text:list-item>
                <text:list-item>
                  <text:p text:style-name="P11">Grant the django MySQL user access to the django database<text:line-break/><text:line-break/>“ GRANT SELECT, ALTER, INSERT, UPDATE, INDEX DELETE, CREATE, DROP<text:line-break/> <text:s text:c="2"/>ON django<text:span text:style-name="T14">.</text:span>* <text:line-break/> <text:s text:c="2"/>TO <text:s/><text:a xlink:type="simple" xlink:href="mailto:django@localhost">django@localhost</text:a> <text:line-break/> <text:s text:c="2"/>IDENTIFIED BY <text:span text:style-name="T6">'</text:span>dblab<text:span text:style-name="T6">'</text:span> <text:s text:c="2"/>“<text:line-break/><text:line-break/>Note: Replace the password 'dblab' if you changed the django user password</text:p>
                  <text:p text:style-name="P11"/>
                </text:list-item>
                <text:list-item>
                  <text:p text:style-name="P11">Close the mysql terminal </text:p>
                  <text:p text:style-name="P11"/>
                </text:list-item>
                <text:list-item>
                  <text:p text:style-name="P11">Create a directory called myServer in your home directory. </text:p>
                  <text:p text:style-name="P11"/>
                </text:list-item>
                <text:list-item>
                  <text:p text:style-name="P11">Now cd to that directory</text:p>
                  <text:p text:style-name="P11"/>
                </text:list-item>
                <text:list-item>
                  <text:p text:style-name="P11">We will create a new django project</text:p>
                </text:list-item>
              </text:list>
            </text:list-item>
          </text:list>
        </text:list-item>
      </text:list>
      <text:p text:style-name="P6"/>
      <text:p text:style-name="P6"><text:tab/><text:tab/> “ django-admin <text:s/>startproject <text:s text:c="2"/>myProject “</text:p>
      <text:list xml:id="list1913281850" text:continue-numbering="true" text:style-name="L1">
        <text:list-item>
          <text:list>
            <text:list-item>
              <text:list>
                <text:list-header>
                  <text:p text:style-name="P11"/>
                </text:list-header>
                <text:list-item>
                  <text:p text:style-name="P11">Now cd to the myProject directory. There should be several files there now. These are django files. </text:p>
                </text:list-item>
              </text:list>
            </text:list-item>
          </text:list>
        </text:list-item>
      </text:list>
      <text:p text:style-name="P6"/>
      <text:p text:style-name="P6"/>
      <text:p text:style-name="P6"/>
      <text:p text:style-name="P6"/>
      <text:p text:style-name="P6"/>
      <text:p text:style-name="P6"/>
      <text:p text:style-name="P6"/>
      <text:p text:style-name="P6"/>
      <text:p text:style-name="P6"><text:soft-page-break/></text:p>
      <text:p text:style-name="P6"/>
      <text:list xml:id="list1164052592" text:continue-numbering="true" text:style-name="L1">
        <text:list-item>
          <text:list>
            <text:list-item>
              <text:list>
                <text:list-item>
                  <text:p text:style-name="P11">Open the new file “settings.py”</text:p>
                  <text:p text:style-name="P11"><text:line-break/>-Find the lines for the database (usually around line 12) </text:p>
                  <text:p text:style-name="P11">-Modify the line <text:line-break/></text:p>
                  <text:p text:style-name="P11"><text:span text:style-name="T6">'</text:span>ENGINE<text:span text:style-name="T6">'</text:span> <text:s/>: <text:s/><text:span text:style-name="T6">'</text:span>django<text:span text:style-name="T6">.</text:span>db<text:span text:style-name="T6">.</text:span>backends<text:span text:style-name="T6">.'</text:span><text:line-break/></text:p>
                  <text:p text:style-name="P11">to</text:p>
                  <text:p text:style-name="P11"><text:line-break/><text:span text:style-name="T6">'</text:span>ENGINE<text:span text:style-name="T6">'</text:span> : <text:span text:style-name="T6">'</text:span>django<text:span text:style-name="T6">.</text:span>db<text:span text:style-name="T6">.</text:span>backends<text:span text:style-name="T6">.</text:span>mysql<text:span text:style-name="T6">'</text:span><text:line-break/><text:line-break/>-In the single quotes fill in the database name, user and password. If you chose a different password, then use that one instead<text:line-break/><text:line-break/>'NAME'<text:tab/>: 'django'</text:p>
                  <text:p text:style-name="P11">'USER'<text:tab/><text:tab/>: 'django'</text:p>
                  <text:p text:style-name="P11">'PASSWORD' : 'dblab' <text:s/><text:line-break/></text:p>
                </text:list-item>
                <text:list-item>
                  <text:p text:style-name="P11">Sync your project with the database with </text:p>
                </text:list-item>
              </text:list>
            </text:list-item>
          </text:list>
        </text:list-item>
      </text:list>
      <text:p text:style-name="P6"/>
      <text:p text:style-name="P6"><text:tab/><text:tab/>“ <text:s/>./manage.py <text:s/>syncdb <text:s/>“<text:line-break/></text:p>
      <text:p text:style-name="P6"><text:tab/><text:tab/>-When it asks for a superuser type 'yes'</text:p>
      <text:p text:style-name="P6"><text:tab/><text:tab/>-For the username make it ' <text:s/>django_super <text:s/>'</text:p>
      <text:p text:style-name="P6"><text:tab/><text:tab/>-Type in your email</text:p>
      <text:p text:style-name="P6"><text:tab/><text:tab/>-Give the superuser the password <text:s/>' <text:s/>dblab <text:s/>' <text:s/>or one of your choice <text:line-break/><text:line-break/><text:tab/><text:tab/>If this fails, there is a mistake in the settings.py configuration or the mysql django user <text:tab/><text:tab/><text:tab/>permissions. You may want to login to mysql as the django user and ensure that they can <text:tab/><text:tab/>see the django database. If they can, ensure that the settings.py file has mysql in the <text:tab/><text:tab/><text:tab/>engine line, has properly spelled fields and has the needed single quotes.</text:p>
      <text:p text:style-name="P6"/>
      <text:list xml:id="list1681625530" text:continue-numbering="true" text:style-name="L1">
        <text:list-item>
          <text:list>
            <text:list-item>
              <text:list>
                <text:list-item>
                  <text:p text:style-name="P11">Login to mysql and use the django database. Look at the tables created for you. These are the tables django will use for authorization. </text:p>
                  <text:p text:style-name="P11"/>
                </text:list-item>
                <text:list-item>
                  <text:p text:style-name="P11">Now exit the mysql command line</text:p>
                  <text:p text:style-name="P11"/>
                  <text:p text:style-name="P11"/>
                  <text:p text:style-name="P11"/>
                  <text:p text:style-name="P11"/>
                </text:list-item>
                <text:list-item>
                  <text:p text:style-name="P11"><text:soft-page-break/>Start the server with <text:s/>“ <text:s/>./manage.py runserver <text:s/>”<text:line-break/><text:line-break/>When the server starts, it will mention the address it is running on. <text:line-break/>Go to that address in a web browser. Most likely this will be <text:s/>127<text:span text:style-name="T6">.</text:span>0<text:span text:style-name="T6">.</text:span>0<text:span text:style-name="T6">.</text:span>1<text:span text:style-name="T6">:</text:span>8000</text:p>
                  <text:p text:style-name="P13"><text:span text:style-name="T5">It should say “It worked!” <text:line-break/><text:line-break/><text:line-break/><text:line-break/></text:span><text:span text:style-name="T12">Instructor/TA Sign-off_______________________________</text:span><text:span text:style-name="T5"><text:line-break/></text:span></text:p>
                  <text:p text:style-name="P11"/>
                </text:list-item>
                <text:list-item>
                  <text:p text:style-name="P11">Stop the manage.py process</text:p>
                  <text:p text:style-name="P11"/>
                </text:list-item>
                <text:list-item>
                  <text:p text:style-name="P11">Unzip the messageboards zip file in your downloads folder</text:p>
                  <text:p text:style-name="P11"/>
                </text:list-item>
                <text:list-item>
                  <text:p text:style-name="P11">Now we need to make a new app with <text:line-break/><text:line-break/>“ <text:s/>./manage.py <text:s/>startapp <text:s/>messageboards <text:s/>“</text:p>
                  <text:p text:style-name="P11"/>
                </text:list-item>
                <text:list-item>
                  <text:p text:style-name="P11">Copy the media, messageboards and templates folders to the myProject folder. This will overwrite the messageboards folder.</text:p>
                  <text:p text:style-name="P11"><text:line-break/>The “media” folder is where all of the css files and other static files are located <text:line-break/><text:line-break/>The “templates” folder is where all of the html page templates are located</text:p>
                  <text:p text:style-name="P11"><text:line-break/>The “messageboards” folder is where all of the configuration files and views files for the site are located.<text:line-break/></text:p>
                </text:list-item>
                <text:list-item>
                  <text:p text:style-name="P11">Copy the urls.py file into the myProject folder overwriting the current one. The urls file is a file that contains regular expressions for requested urls and forwards them to the appropriate application.<text:line-break/></text:p>
                </text:list-item>
              </text:list>
            </text:list-item>
          </text:list>
        </text:list-item>
      </text:list>
      <text:p text:style-name="P6"/>
      <text:p text:style-name="P6"/>
      <text:p text:style-name="P6"/>
      <text:p text:style-name="P6"/>
      <text:p text:style-name="P6"/>
      <text:p text:style-name="P6"/>
      <text:p text:style-name="P6"/>
      <text:p text:style-name="P6"/>
      <text:p text:style-name="P6"/>
      <text:list xml:id="list1506629897" text:continue-numbering="true" text:style-name="L1">
        <text:list-item>
          <text:list>
            <text:list-item>
              <text:list>
                <text:list-item>
                  <text:p text:style-name="P11"><text:soft-page-break/>Open the settings.py file again and find the INSTALLED_APPS section. We need to add the new messageboards folder to the apps. <text:s/>Add 'messageboards' to the list. <text:line-break/><text:line-break/>Note: Be sure to include the comma at the end of the last uncommented line before if there is not one. <text:line-break/><text:line-break/>INSTALLED_APPS(<text:line-break/> 'django.contrib.auth',<text:line-break/> 'django.contrib.contenttypes',<text:line-break/> 'django.contrib.sessions',<text:line-break/> 'django.contrib.sites',<text:line-break/> 'django.contrib.messages',<text:line-break/> 'django.contrib.staticfiles' <text:span text:style-name="T16">,</text:span><text:line-break/> #'django.contrib.admin',<text:line-break/> #'django.contrib.admindocs', <text:line-break/> <text:span text:style-name="T6">'messageboards'</text:span><text:line-break/>)</text:p>
                  <text:p text:style-name="P11"/>
                </text:list-item>
                <text:list-item>
                  <text:p text:style-name="P11">Now we need to setup the media files path so we can use static files (css, javascript, images, etc)</text:p>
                </text:list-item>
              </text:list>
            </text:list-item>
          </text:list>
        </text:list-item>
      </text:list>
      <text:p text:style-name="P6"/>
      <text:p text:style-name="P6"><text:tab/><text:tab/>In settings.py find the line <text:span text:style-name="T6">MEDIA_ROOT = ' '</text:span></text:p>
      <text:p text:style-name="P4"/>
      <text:p text:style-name="P6"><text:span text:style-name="T6"><text:tab/><text:tab/></text:span>and replace it with the full path to the media folder you added into the myProject folder<text:line-break/><text:line-break/><text:tab/><text:tab/><text:span text:style-name="T6">MEDIA_ROOT = '/home/</text:span><text:span text:style-name="T17">Lastname</text:span><text:span text:style-name="T6">/myServer/myProject/media/'</text:span><text:line-break/></text:p>
      <text:p text:style-name="P6"/>
      <text:list xml:id="list1927612600" text:continue-numbering="true" text:style-name="L1">
        <text:list-item>
          <text:list>
            <text:list-item>
              <text:list>
                <text:list-item>
                  <text:p text:style-name="P11">Now make the media url. This is the path that will be displayed to browsers hiding the real path to static files (css, javascript, images, etc)<text:line-break/><text:line-break/>In settings.py find the line <text:span text:style-name="T6">MEDIA_URL = ' '<text:line-break/><text:line-break/></text:span>and replace it with the path you would like to be seen in browser strings instead.<text:line-break/><text:line-break/><text:span text:style-name="T6">MEDIA_ROOT = '/uploaded/' </text:span><text:s/></text:p>
                </text:list-item>
              </text:list>
            </text:list-item>
          </text:list>
        </text:list-item>
      </text:list>
      <text:p text:style-name="P6"/>
      <text:p text:style-name="P6"/>
      <text:p text:style-name="P6"/>
      <text:p text:style-name="P6"/>
      <text:p text:style-name="P6"/>
      <text:p text:style-name="P6"/>
      <text:list xml:id="list468749736" text:continue-numbering="true" text:style-name="L1">
        <text:list-item>
          <text:list>
            <text:list-item>
              <text:list>
                <text:list-item>
                  <text:p text:style-name="P11"><text:soft-page-break/>Now we need to add the html templates. <text:line-break/><text:line-break/>In settings.py find the line <text:span text:style-name="T6">TEMPLATE_DIRS = (</text:span><text:line-break/><text:line-break/>Add <text:span text:style-name="T6">'templates'</text:span> to the list<text:line-break/><text:line-break/><text:span text:style-name="T6">TEMPLATE_DIRS = (<text:line-break/> <text:tab/>'templates',<text:line-break/>)<text:line-break/><text:line-break/></text:span></text:p>
                </text:list-item>
                <text:list-item>
                  <text:p text:style-name="P11">Now save the settings file and sync the database<text:line-break/><text:line-break/><text:span text:style-name="T6">./manage.py syncdb</text:span></text:p>
                  <text:p text:style-name="P11"/>
                </text:list-item>
                <text:list-item>
                  <text:p text:style-name="P11">Start the server<text:line-break/><text:line-break/><text:span text:style-name="T6">./manage.py runserver</text:span><text:line-break/><text:line-break/>Note: Optionally, you may start the server with an IP address and port pair.<text:line-break/><text:span text:style-name="T6">Example: <text:s/>./manage.py runserver <text:s/>192.168.1.100:8000</text:span></text:p>
                  <text:p text:style-name="P15"/>
                </text:list-item>
                <text:list-item>
                  <text:p text:style-name="P11">Open the address in a browser now <text:a xlink:type="simple" xlink:href="http://127.0.0.1:8000/">http://127.0.0.1:8000</text:a> and you should see a login page. This was loaded from the templates folder.<text:line-break/><text:line-break/>Note: If you did not, there was likely a typo in the settings file or the database was not synced.<text:line-break/></text:p>
                </text:list-item>
                <text:list-item>
                  <text:p text:style-name="P11">Click the register button on the login page and make an account. This will be stored in the MySQL database.</text:p>
                  <text:p text:style-name="P11"/>
                </text:list-item>
                <text:list-item>
                  <text:p text:style-name="P11">Now login with your new account. You will see you can create thread and post messages, but you are unable to use the logout button. This is because the logout button has not been coded yet. </text:p>
                  <text:p text:style-name="P11"/>
                </text:list-item>
                <text:list-item>
                  <text:p text:style-name="P11">Stop the server process</text:p>
                </text:list-item>
              </text:list>
            </text:list-item>
          </text:list>
        </text:list-item>
      </text:list>
      <text:p text:style-name="P6"/>
      <text:p text:style-name="P6"/>
      <text:p text:style-name="P6"/>
      <text:p text:style-name="P6"><text:tab/><text:tab/><text:span text:style-name="T12">Instructor/TA Sign-off_______________________________</text:span></text:p>
      <text:p text:style-name="P6"/>
      <text:p text:style-name="P6"/>
      <text:p text:style-name="P6"><text:soft-page-break/></text:p>
      <text:p text:style-name="P6"/>
      <text:list xml:id="list725681815" text:continue-numbering="true" text:style-name="L1">
        <text:list-item>
          <text:list>
            <text:list-item>
              <text:list>
                <text:list-item>
                  <text:p text:style-name="P13"><text:span text:style-name="T5">Open in the messageboards folder within the myProject folder, open the urls.py file. This is NOT the urls.py file that is located in the myProject folder. <text:line-break/><text:line-break/>When Django receives a request, it is sent to the urls.py file. This file checks requested url against a list of regular expressions. When it finds one, it sends it to the location specified. In this case, the urls file sends the requests to the messageboard urls file in the messageboards folder. <text:line-break/><text:line-break/>The messageboards url file also checks the requested url against its own regular expressions, then calls the intended method in the views.py file. <text:s/><text:line-break/><text:line-break/>In this file you will see several regular expressions and the methods they call. <text:line-break/><text:line-break/>You will see the line<text:line-break/></text:span><text:span text:style-name="T6">(r'^create/$', <text:s/>'create'),</text:span><text:span text:style-name="T5"><text:line-break/></text:span></text:p>
                  <text:p text:style-name="P13"><text:span text:style-name="T5">This means that any urls that end with “create/” will call the method 'create' in the views.py file. <text:line-break/><text:line-break/>We need to make one for logout. </text:span><text:span text:style-name="T6">Above </text:span><text:span text:style-name="T5">the line (r'^create/$', <text:s/>'create') , create a regular expression that ends with “logout/” and calls a method called logout. </text:span></text:p>
                </text:list-item>
              </text:list>
            </text:list-item>
          </text:list>
        </text:list-item>
      </text:list>
      <text:p text:style-name="P6"/>
      <text:p text:style-name="P5"><text:span text:style-name="T5"><text:tab/><text:tab/></text:span><text:span text:style-name="T6">MAKE SURE YOU END THIS LINE WITH A COMMA. REGULAR <text:tab/><text:tab/><text:tab/><text:tab/>EXPRESSIONS ARE CHECKED IN ORDER. IF YOUR EXPRESSION COMES <text:tab/><text:tab/><text:tab/>AFTER THE LINE WITH .* IT WILL NEVER RUN BECAUSE .* MATCHES <text:tab/><text:tab/><text:tab/>ANY URL <text:s/>AND WILL COME FIRST.</text:span></text:p>
      <text:p text:style-name="P6"/>
      <text:list xml:id="list1114938044" text:continue-numbering="true" text:style-name="L1">
        <text:list-item>
          <text:list>
            <text:list-item>
              <text:list>
                <text:list-item>
                  <text:p text:style-name="P11"><text:s/>Save the urls.py file. Now any requests for a logout url will call the logout method, which does not exist yet. Open the views.py file. </text:p>
                  <text:p text:style-name="P11"/>
                </text:list-item>
                <text:list-item>
                  <text:p text:style-name="P11">In views.py, under the login method, create a method called logout that accepts a request. Remember that python is space sensitive so use tabs. </text:p>
                  <text:p text:style-name="P11"/>
                </text:list-item>
                <text:list-item>
                  <text:p text:style-name="P13"><text:span text:style-name="T5">In this method check if a user is logged in with <text:line-break/><text:line-break/></text:span><text:span text:style-name="T6">request</text:span><text:span text:style-name="T15">.</text:span><text:span text:style-name="T6">user</text:span><text:span text:style-name="T15">.</text:span><text:span text:style-name="T6">is_authenticated()<text:line-break/><text:line-break/></text:span><text:span text:style-name="T5">Else, send redirect them to the home page with <text:line-break/><text:line-break/></text:span><text:span text:style-name="T6">return HttpResponseRedirect('/boards/')</text:span></text:p>
                </text:list-item>
              </text:list>
            </text:list-item>
          </text:list>
        </text:list-item>
      </text:list>
      <text:p text:style-name="P4"><text:soft-page-break/></text:p>
      <text:list xml:id="list810907900" text:continue-numbering="true" text:style-name="L1">
        <text:list-item>
          <text:list>
            <text:list-item>
              <text:list>
                <text:list-item>
                  <text:p text:style-name="P11">Inside of the authentication if statement, log the user out with</text:p>
                </text:list-item>
              </text:list>
            </text:list-item>
          </text:list>
        </text:list-item>
      </text:list>
      <text:p text:style-name="P6"><text:tab/><text:tab/></text:p>
      <text:p text:style-name="P4"><text:tab/><text:tab/>auth.logout(request)</text:p>
      <text:p text:style-name="P4"><text:tab/><text:tab/></text:p>
      <text:p text:style-name="P6"><text:span text:style-name="T6"><text:tab/><text:tab/></text:span>then do an Http Response Redirect to the home page</text:p>
      <text:p text:style-name="P6"/>
      <text:list xml:id="list1510338090" text:continue-numbering="true" text:style-name="L1">
        <text:list-item>
          <text:list>
            <text:list-item>
              <text:list>
                <text:list-item>
                  <text:p text:style-name="P11">Save the views.py file and start the server again</text:p>
                  <text:p text:style-name="P11"/>
                </text:list-item>
                <text:list-item>
                  <text:p text:style-name="P11">Now when you login, you should also be able to logout. <text:line-break/><text:line-break/>If this does not work, Django should give you an error page describing the error and potentially giving a line number. </text:p>
                  <text:p text:style-name="P11"/>
                </text:list-item>
                <text:list-item>
                  <text:p text:style-name="P11">Finally, we will look at the Django templates. In the templates folder, open the file list.html <text:line-break/><text:line-break/>In Django variables in pages are surrounded by {{ while functions are surrounded by {%. For example, if a variable were passed to the page called “pageNum”, the variable would be put in the template as<text:line-break/><text:line-break/><text:span text:style-name="T6">{{ pageNum }}</text:span> <text:line-break/><text:line-break/>Find the line in the div with ID “header” that says<text:line-break/><text:line-break/><text:span text:style-name="T6">Welcome</text:span></text:p>
                  <text:p text:style-name="P11"><text:line-break/>A variable has been passed to the list page called <text:span text:style-name="T17">name</text:span>, which is the username of the current logged in user. <text:line-break/><text:line-break/>After the word welcome, add the variable for name. There are other example of this in the other html templates. </text:p>
                  <text:p text:style-name="P11"/>
                </text:list-item>
                <text:list-item>
                  <text:p text:style-name="P11">Save the list.html page and reload the home page in a browser. This is the first page after you login. It should now say <text:line-break/><text:line-break/><text:span text:style-name="T6">Welcome </text:span><text:span text:style-name="T17">username</text:span><text:tab/></text:p>
                  <text:p text:style-name="P11"><text:s/></text:p>
                  <text:p text:style-name="P11"/>
                </text:list-item>
              </text:list>
            </text:list-item>
          </text:list>
        </text:list-item>
      </text:list>
      <text:p text:style-name="P6"><text:tab/></text:p>
      <text:p text:style-name="P9"><text:tab/><text:tab/><text:tab/>Instructor/TA Sign-off_______________________________</text:p>
      <text:list xml:id="list476705109" text:continue-numbering="true" text:style-name="L1">
        <text:list-header>
          <text:p text:style-name="P13"><text:span text:style-name="T6"><text:line-break/></text:span><text:soft-page-break/><text:span text:style-name="T7">Activity – Apache &amp; Django II</text:span><text:span text:style-name="T5"><text:line-break/></text:span></text:p>
          <text:list text:continue-numbering="true">
            <text:list-header>
              <text:p text:style-name="P11">In this activity, you will have two choices. You may add a feature to your Django web page or you may deploy Django to Apache with SSL. </text:p>
              <text:p text:style-name="P11"><text:line-break/>Option 1. <text:s/>Add a new feature or page that requires its own function call in the <text:tab/><text:tab/>messageboards urls.py file and a function in views.py. <text:line-break/><text:line-break/><text:tab/>This does not need to be complex. You may just add a new button, form or page. </text:p>
              <text:p text:style-name="P11"/>
            </text:list-header>
          </text:list>
        </text:list-header>
      </text:list>
      <text:list xml:id="list1824096956" text:style-name="L2">
        <text:list-item>
          <text:list>
            <text:list-item>
              <text:p text:style-name="P12">You may copy any of the template files to use as a base. </text:p>
            </text:list-item>
            <text:list-item>
              <text:p text:style-name="P12">You also may modify the existing template files. </text:p>
            </text:list-item>
            <text:list-item>
              <text:p text:style-name="P12">You may also use javascript or css</text:p>
            </text:list-item>
            <text:list-item>
              <text:p text:style-name="P14"><text:span text:style-name="T5">You may add new database fields to the models.py file, </text:span><text:span text:style-name="T6">but </text:span><text:span text:style-name="T5">we have not covered this<text:line-break/><text:line-break/></text:span><text:span text:style-name="T6">NOTE: If you make new pages or make any changes to the models.py file, you must sync the database again. You may want to sync the database before starting the server anyway.<text:line-break/><text:line-break/>./manage syncdb</text:span></text:p>
            </text:list-item>
          </text:list>
        </text:list-item>
      </text:list>
      <text:p text:style-name="P6"/>
      <text:p text:style-name="P6"/>
      <text:p text:style-name="P5"><text:span text:style-name="T5"><text:tab/> <text:s text:c="5"/>Option 2. Deploy your Django project to Apache and set it up to be used with your SSL <text:tab/><text:tab/><text:tab/> <text:s text:c="6"/>certificate for Https. This is the harder of the two options. <text:line-break/><text:line-break/></text:span><text:span text:style-name="T5"><text:tab/><text:tab/> <text:s text:c="6"/></text:span><text:a xlink:type="simple" xlink:href="https://docs.djangoproject.com/en/dev/howto/deployment/"><text:span text:style-name="T5">https://docs.djangoproject.com/en/dev/howto/deployment/</text:span></text:a></text:p>
      <text:p text:style-name="P6"/>
      <text:p text:style-name="P6"/>
      <text:p text:style-name="P6"><text:tab/></text:p>
      <text:p text:style-name="P5"><text:span text:style-name="T5"><text:tab/> <text:tab/> </text:span><text:span text:style-name="T12">Instructor/TA Sign-off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347in" table:align="left" style:writing-mode="lr-tb"/>
    </style:style>
    <style:style style:name="Table1.A" style:family="table-column">
      <style:table-column-properties style:column-width="1.7326in"/>
    </style:style>
    <style:style style:name="Table1.B" style:family="table-column">
      <style:table-column-properties style:column-width="5.2021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MP1" style:family="paragraph" style:parent-style-name="Table_20_Contents">
      <style:paragraph-properties fo:text-align="center" style:justify-single-word="false" style:snap-to-layout-grid="false"/>
    </style:style>
    <style:style style:name="MP2" style:family="paragraph" style:parent-style-name="Standard">
      <style:paragraph-properties style:snap-to-layout-grid="false"/>
    </style:style>
    <style:style style:name="MT1" style:family="text">
      <style:text-properties fo:font-size="28pt" fo:font-weight="normal" style:font-size-asian="28pt" style:font-weight-asian="normal" style:font-size-complex="28pt" style:font-weight-complex="normal"/>
    </style:style>
    <style:style style:name="MT2" style:family="text">
      <style:text-properties style:text-position="super 58%" style:font-name="Times New Roman1" fo:font-size="18pt" fo:font-weight="normal" style:font-name-asian="Times New Roman1" style:font-size-asian="18pt" style:font-weight-asian="normal" style:font-name-complex="Times New Roman1" style:font-size-complex="18pt" style:font-weight-complex="normal"/>
    </style:style>
    <style:style style:name="MT3" style:family="text">
      <style:text-properties style:font-name="Times New Roman1" fo:font-size="15pt" fo:font-weight="normal" style:font-name-asian="Times New Roman1" style:font-size-asian="15pt" style:font-weight-asian="normal" style:font-name-complex="Times New Roman1" style:font-size-complex="15pt" style:font-weight-complex="normal"/>
    </style:style>
    <style:style style:name="MT4" style:family="text">
      <style:text-properties style:font-name="Times New Roman1" style:font-name-asian="Droid Sans Fallback" style:font-name-complex="Times New Roman1"/>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table:table table:name="Table1" table:style-name="Table1">
          <table:table-column table:style-name="Table1.A"/>
          <table:table-column table:style-name="Table1.B"/>
          <table:table-row table:style-name="Table1.1">
            <table:table-cell table:style-name="Table1.A1" office:value-type="string">
              <text:p text:style-name="MP1"><text:span text:style-name="MT1">R </text:span><text:span text:style-name="MT2">●</text:span><text:span text:style-name="MT1"> I </text:span><text:span text:style-name="MT2">●</text:span><text:span text:style-name="MT3"> </text:span><text:span text:style-name="MT1">T</text:span></text:p>
            </table:table-cell>
            <table:table-cell table:style-name="Table1.B1" office:value-type="string">
              <text:p text:style-name="MP2">Rochester Institute of Technology</text:p>
              <text:p text:style-name="Standard">Golisano College of Computing and Information Sciences</text:p>
              <text:p text:style-name="Standard">Department of Information Sciences and Technologies</text:p>
            </table:table-cell>
          </table:table-row>
        </table:table>
        <text:p text:style-name="Standard"/>
      </style:header>
      <style:footer>
        <text:p text:style-name="Footer"><draw:frame draw:style-name="Mfr1" draw:name="graphics1" text:anchor-type="paragraph" svg:width="1.3425in" svg:height="0.4693in" draw:z-index="13"><draw:image xlink:href="Pictures/10000201000001930000008D0A797014.png" xlink:type="simple" xlink:show="embed" xlink:actuate="onLoad"/></draw:frame> <text:s/><text:span text:style-name="MT4">© Cody Van De Mar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 </meta:initial-creator>
    <meta:creation-date>2011-09-10T14:38:39</meta:creation-date>
    <dc:date>2012-02-29T00:10:16</dc:date>
    <dc:creator>Ren </dc:creator>
    <meta:editing-duration>P9DT4H4M56S</meta:editing-duration>
    <meta:editing-cycles>811</meta:editing-cycles>
    <meta:generator>LibreOffice/3.3$Unix LibreOffice_project/330m19$Build-401</meta:generator>
    <meta:document-statistic meta:table-count="1" meta:image-count="1" meta:object-count="0" meta:page-count="14" meta:paragraph-count="124" meta:word-count="2777" meta:character-count="17730"/>
  </office:meta>
</office:document-meta>
</file>